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span text:style-name="T1">(6)Write a menu driven program for number system conversion (Decimal to Binary, Octal and Hexadecimal).</text:span> </text:p>
      <text:p text:style-name="P2">Code:Pract16.cs</text:p>
      <text:p text:style-name="Preformatted_20_Text">using System;</text:p>
      <text:p text:style-name="Preformatted_20_Text">public class Pract16</text:p>
      <text:p text:style-name="Preformatted_20_Text">{</text:p>
      <text:p text:style-name="Preformatted_20_Text"><text:tab/>public static void Main()</text:p>
      <text:p text:style-name="Preformatted_20_Text"><text:tab/>{</text:p>
      <text:p text:style-name="Preformatted_20_Text"><text:tab/><text:tab/>Console.WriteLine("\t\t\t!!!...This is a Number system converter...!!!\n");</text:p>
      <text:p text:style-name="Preformatted_20_Text"><text:tab/><text:tab/>Numbers num=new Numbers();</text:p>
      <text:p text:style-name="Preformatted_20_Text"><text:tab/><text:tab/>while(true)</text:p>
      <text:p text:style-name="Preformatted_20_Text"><text:tab/><text:tab/>{<text:tab/></text:p>
      <text:p text:style-name="Preformatted_20_Text"><text:tab/><text:tab/><text:tab/>Console.WriteLine("\n");</text:p>
      <text:p text:style-name="Preformatted_20_Text"><text:tab/><text:tab/><text:tab/>Console.WriteLine("#Decimal to :");</text:p>
      <text:p text:style-name="Preformatted_20_Text"><text:tab/><text:tab/><text:tab/>Console.WriteLine("1.Binary:");</text:p>
      <text:p text:style-name="Preformatted_20_Text"><text:tab/><text:tab/><text:tab/>Console.WriteLine("2.Octal:");</text:p>
      <text:p text:style-name="Preformatted_20_Text"><text:tab/><text:tab/><text:tab/>Console.WriteLine("3.Hexadecimal:");</text:p>
      <text:p text:style-name="Preformatted_20_Text"><text:tab/><text:tab/><text:tab/>Console.WriteLine("4.Exit:");<text:tab/><text:tab/><text:tab/></text:p>
      <text:p text:style-name="Preformatted_20_Text"><text:tab/><text:tab/><text:tab/>Console.WriteLine("Enter Destination Type:");<text:tab/>//get destination type</text:p>
      <text:p text:style-name="Preformatted_20_Text"><text:tab/><text:tab/><text:tab/>int dst=int.Parse(Console.ReadLine());</text:p>
      <text:p text:style-name="Preformatted_20_Text"><text:tab/><text:tab/><text:tab/>if(dst==4)</text:p>
      <text:p text:style-name="Preformatted_20_Text"><text:tab/><text:tab/><text:tab/><text:tab/>break;</text:p>
      <text:p text:style-name="Preformatted_20_Text"><text:tab/><text:tab/><text:tab/></text:p>
      <text:p text:style-name="Preformatted_20_Text"><text:tab/><text:tab/><text:tab/>Console.Write("Enter value:");</text:p>
      <text:p text:style-name="Preformatted_20_Text"><text:tab/><text:tab/><text:tab/>int val=int.Parse(Console.ReadLine());</text:p>
      <text:p text:style-name="Preformatted_20_Text"><text:tab/><text:tab/><text:tab/>num.convert(dst,val);</text:p>
      <text:p text:style-name="Preformatted_20_Text"><text:tab/><text:tab/><text:tab/></text:p>
      <text:p text:style-name="Preformatted_20_Text"><text:tab/><text:tab/><text:tab/></text:p>
      <text:p text:style-name="Preformatted_20_Text"><text:tab/><text:tab/><text:tab/></text:p>
      <text:p text:style-name="Preformatted_20_Text"><text:tab/><text:tab/>}</text:p>
      <text:p text:style-name="Preformatted_20_Text"/>
      <text:p text:style-name="Preformatted_20_Text"><text:tab/>}</text:p>
      <text:p text:style-name="Preformatted_20_Text">}</text:p>
      <text:p text:style-name="Preformatted_20_Text"/>
      <text:p text:style-name="Preformatted_20_Text">public class Numbers</text:p>
      <text:p text:style-name="Preformatted_20_Text">{</text:p>
      <text:p text:style-name="Preformatted_20_Text"><text:tab/>public void convert(int tmpDst,int tmpVal)</text:p>
      <text:p text:style-name="Preformatted_20_Text"><text:tab/>{<text:tab/></text:p>
      <text:p text:style-name="Preformatted_20_Text"><text:tab/><text:tab/>int i=0,r=0;</text:p>
      <text:p text:style-name="Preformatted_20_Text"><text:tab/><text:tab/>int[] arr={2,8,16};</text:p>
      <text:p text:style-name="Preformatted_20_Text"><text:tab/><text:tab/>int[] temp=new int[16];</text:p>
      <text:p text:style-name="Preformatted_20_Text"><text:tab/><text:tab/></text:p>
      <text:p text:style-name="Preformatted_20_Text"><text:tab/><text:tab/>r=arr[tmpDst-1];<text:tab/><text:tab/>//set radix point</text:p>
      <text:p text:style-name="Preformatted_20_Text"><text:tab/><text:tab/></text:p>
      <text:p text:style-name="Preformatted_20_Text"><text:tab/><text:tab/>switch(tmpDst)</text:p>
      <text:p text:style-name="Preformatted_20_Text"><text:tab/><text:tab/>{</text:p>
      <text:p text:style-name="Preformatted_20_Text"><text:tab/><text:tab/><text:tab/>case 1:</text:p>
      <text:p text:style-name="Preformatted_20_Text"><text:tab/><text:tab/><text:tab/>case 2:</text:p>
      <text:p text:style-name="Preformatted_20_Text"><text:tab/><text:tab/><text:tab/>case 3:</text:p>
      <text:p text:style-name="Preformatted_20_Text"><text:tab/><text:tab/><text:tab/><text:tab/>while(tmpVal&gt;=1)</text:p>
      <text:p text:style-name="Preformatted_20_Text"><text:tab/><text:tab/><text:tab/><text:tab/>{</text:p>
      <text:p text:style-name="Preformatted_20_Text"><text:s text:c="3"/><text:tab/><text:tab/><text:tab/><text:tab/><text:tab/>temp[i]=tmpVal%r;</text:p>
      <text:p text:style-name="Preformatted_20_Text"><text:s text:c="6"/><text:tab/><text:tab/><text:tab/><text:tab/>tmpVal=(int)(tmpVal/r);</text:p>
      <text:p text:style-name="Preformatted_20_Text"><text:s text:c="6"/><text:tab/><text:tab/><text:tab/><text:tab/>i+=1;</text:p>
      <text:p text:style-name="Preformatted_20_Text"><text:s text:c="4"/><text:tab/><text:tab/><text:tab/>}</text:p>
      <text:p text:style-name="Preformatted_20_Text"><text:tab/><text:tab/><text:tab/><text:tab/>break;</text:p>
      <text:p text:style-name="Preformatted_20_Text"><text:tab/><text:tab/><text:tab/>default:</text:p>
      <text:p text:style-name="Preformatted_20_Text"><text:tab/><text:tab/><text:tab/><text:tab/>Console.WriteLine("Invalid Input...!!!");</text:p>
      <text:p text:style-name="Preformatted_20_Text"><text:tab/><text:tab/><text:tab/><text:tab/>break;<text:tab/><text:tab/><text:tab/><text:tab/><text:tab/></text:p>
      <text:p text:style-name="Preformatted_20_Text"><text:soft-page-break/><text:tab/><text:tab/>}</text:p>
      <text:p text:style-name="Preformatted_20_Text"><text:tab/><text:tab/><text:tab/></text:p>
      <text:p text:style-name="Preformatted_20_Text"><text:tab/><text:tab/>Console.Write("\nAnswer is = ");</text:p>
      <text:p text:style-name="Preformatted_20_Text"><text:tab/><text:tab/>for (int j=temp.Length-1;j&gt;=0;j--)</text:p>
      <text:p text:style-name="Preformatted_20_Text"><text:tab/><text:tab/><text:tab/>Console.Write(temp[j]);</text:p>
      <text:p text:style-name="Preformatted_20_Text"><text:tab/><text:tab/>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2">Output:</text:p>
      <text:p text:style-name="Preformatted_20_Text">D:\PROJECTS\dotNet&gt;Pract16</text:p>
      <text:p text:style-name="Preformatted_20_Text"><text:s text:c="24"/>!!!...This is a Number system converter...!!!</text:p>
      <text:p text:style-name="Preformatted_20_Text"/>
      <text:p text:style-name="Preformatted_20_Text"/>
      <text:p text:style-name="Preformatted_20_Text"/>
      <text:p text:style-name="Preformatted_20_Text">#Decimal to :</text:p>
      <text:p text:style-name="Preformatted_20_Text">1.Binary:</text:p>
      <text:p text:style-name="Preformatted_20_Text">2.Octal:</text:p>
      <text:p text:style-name="Preformatted_20_Text">3.Hexadecimal:</text:p>
      <text:p text:style-name="Preformatted_20_Text">4.Exit:</text:p>
      <text:p text:style-name="Preformatted_20_Text">Enter Destination Type:</text:p>
      <text:p text:style-name="Preformatted_20_Text">1</text:p>
      <text:p text:style-name="Preformatted_20_Text">Enter value:21</text:p>
      <text:p text:style-name="Preformatted_20_Text"/>
      <text:p text:style-name="Preformatted_20_Text">Answer is = 0000000000010101</text:p>
      <text:p text:style-name="Preformatted_20_Text"/>
      <text:p text:style-name="Preformatted_20_Text">#Decimal to :</text:p>
      <text:p text:style-name="Preformatted_20_Text">1.Binary:</text:p>
      <text:p text:style-name="Preformatted_20_Text">2.Octal:</text:p>
      <text:p text:style-name="Preformatted_20_Text">3.Hexadecimal:</text:p>
      <text:p text:style-name="Preformatted_20_Text">4.Exit:</text:p>
      <text:p text:style-name="Preformatted_20_Text">Enter Destination Type:</text:p>
      <text:p text:style-name="Preformatted_20_Text">2</text:p>
      <text:p text:style-name="Preformatted_20_Text">Enter value:9</text:p>
      <text:p text:style-name="Preformatted_20_Text"/>
      <text:p text:style-name="Preformatted_20_Text">Answer is = 0000000000000011</text:p>
      <text:p text:style-name="Preformatted_20_Text"/>
      <text:p text:style-name="Preformatted_20_Text">#Decimal to :</text:p>
      <text:p text:style-name="Preformatted_20_Text">1.Binary:</text:p>
      <text:p text:style-name="Preformatted_20_Text">2.Octal:</text:p>
      <text:p text:style-name="Preformatted_20_Text">3.Hexadecimal:</text:p>
      <text:p text:style-name="Preformatted_20_Text">4.Exit:</text:p>
      <text:p text:style-name="Preformatted_20_Text">Enter Destination Type:</text:p>
      <text:p text:style-name="Preformatted_20_Text">4</text:p>
      <text:p text:style-name="Preformatted_20_Text"/>
      <text:p text:style-name="Preformatted_20_Text">D:\PROJECTS\dotNet&gt;_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en" style:country-asian="IN" style:font-size-complex="12pt" style:language-complex="e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en" style:country-asian="IN" style:font-name-complex="Arial1" style:font-size-complex="12pt" style:language-complex="e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rollment Number :1702001070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94" meta:word-count="173" meta:character-count="1732"/>
    <dc:date>2020-01-21T09:12:28.43</dc:date>
    <dc:creator>yogesh bavishi</dc:creator>
    <meta:generator>OpenOffice/4.1.7$Win32 OpenOffice.org_project/417m1$Build-9800</meta:generator>
  </office:meta>
</office:document-meta>
</file>